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1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1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1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ng and Destructin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++ Laws of Construction and Destruc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be </text:span><text:span text:style-name="T19">constructed</text:span><text:span text:style-name="T18"> before it is used.</text:span></text:p>
            <text:list text:style-name="L3">
              <text:list-item>
                <text:p text:style-name="P20"><text:span text:style-name="T18">Stack object: when it is defined.</text:span></text:p>
              </text:list-item>
              <text:list-item>
                <text:p text:style-name="P20"><text:span text:style-name="T18">Heap object: when it is created.</text:span></text:p>
              </text:list-item>
            </text:list>
            <text:p text:style-name="P20"><text:span text:style-name="T20"/></text:p>
            <text:p text:style-name="P20"><text:span text:style-name="T21">2. Every object must be </text:span><text:span text:style-name="T22">destructed </text:span><text:span text:style-name="T21">after it stops being of use.</text:span></text:p>
            <text:list text:continue-numbering="true" text:style-name="L3">
              <text:list-item>
                <text:p text:style-name="P20"><text:span text:style-name="T21">Stack object: when gets out of scope.</text:span></text:p>
              </text:list-item>
              <text:list-item>
                <text:p text:style-name="P20"><text:span text:style-name="T21">Heap object: when it is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and Arrays</text:span><text:span text:style-name="T23"> 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1 five times</text:span><text:span text:style-name="T26"><text:line-break/></text:span><text:span text:style-name="T26"> <text:s text:c="2"/></text:span><text:span text:style-name="T25">MyClass b[5] {11, 22}; </text:span><text:span text:style-name="T26">// Calls 2 two times</text:span><text:span text:style-name="T26"><text:line-break/></text:span><text:span text:style-name="T26"> <text:s text:c="2"/></text:span><text:span text:style-name="T25">MyClass c[5] { {11,22}, 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onstructors –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parameterless ctor 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default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compiler error – </text:span></text:p>
            <text:p text:style-name="P26"><text:span text:style-name="T36"><text:s text:c="3"/></text:span><text:span text:style-name="T31">MyClass b[5]; </text:span><text:span text:style-name="T36"><text:s/>// no 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no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= </text:span><text:span text:style-name="T30">default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onstructors – explicit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compiler error – </text:span></text:p>
            <text:p text:style-name="P26"><text:span text:style-name="T36"><text:s text:c="14"/></text:span><text:span text:style-name="T36">// no parameterless ctor. </text:span></text:p>
            <text:p text:style-name="P26"><text:span text:style-name="T36"><text:s text:c="8"/></text:span><text:span text:style-name="T36">// (why would 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onstructors – deleted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e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db connections;</text:span></text:p>
              </text:list-item>
              <text:list-item>
                <text:p text:style-name="P33"><text:span text:style-name="T42">Notify related objects, 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goes out of scope.</text:span></text:p>
              </text:list-item>
              <text:list-item>
                <text:p text:style-name="P33"><text:span text:style-name="T42">A heap object – when it 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 – common err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to write a destructor. </text:span></text:p>
            <text:p><text:span text:style-name="T50"><text:s text:c="4"/></text:span><text:span text:style-name="T50">Might cause a memory leak.</text:span></text:p>
            <text:p><text:span text:style-name="T50"/></text:p>
            <text:p><text:span text:style-name="T50">2. Calling a destructor twice.</text:span></text:p>
            <text:p><text:span text:style-name="T50"><text:s text:c="4"/></text:span><text:span text:style-name="T50">Possible reason - shallow 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office:forms form:automatic-focus="false" form:apply-design-mode="false"/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 struct and function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intListFree( <text:s text:c="5"/>IntList* List ); </text:span><text:span text:style-name="T25"><text:line-break/></text:span><text:span text:style-name="T24">void</text:span><text:span text:style-name="T25"> intListPushFront( IntList* List, </text:span><text:span text:style-name="T24">int</text:span><text:span text:style-name="T25"> x); </text:span><text:span text:style-name="T25"><text:line-break/></text:span><text:span text:style-name="T24">void</text:span><text:span text:style-name="T25"> intListPushBack( <text:s/>IntList* List, </text:span><text:span text:style-name="T24">int</text:span><text:span text:style-name="T25"> x); </text:span><text:span text:style-name="T25"><text:line-break/></text:span><text:span text:style-name="T24">int </text:span><text:span text:style-name="T25"><text:s/>intListPopFront( <text:s/>IntList* List ); </text:span><text:span text:style-name="T25"><text:line-break/></text:span><text:span text:style-name="T24">int</text:span><text:span text:style-name="T25"> <text:s/>intListPopBack( <text:s text:c="2"/>IntList* List ); </text:span><text:span text:style-name="T25"><text:line-break/></text:span><text:span text:style-name="T24">int</text:span><text:span text:style-name="T25"> <text:s/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intListMAPCAR( <text:s text:c="3"/>IntList* List,</text:span></text:p>
            <text:p text:style-name="P26"><text:span text:style-name="T25"><text:s text:c="22"/></text:span><text:span text:style-name="T25">funcInt Func, </text:span><text:span text:style-name="T24">void</text:span><text:span text:style-name="T25">* 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elude to slide malloc/free vs. new/delete, </text:span></text:p>
              <text:p text:style-name="P39"><text:span text:style-name="T52">BUT – also a chance to compare c style interface with c+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++ Clas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rivate</text:span><text:span text:style-name="T25">: </text:span><text:span text:style-name="T25"><text:line-break/></text:span><text:span text:style-name="T25">  </text:span><text:span text:style-name="T24">struct</text:span><text:span text:style-name="T25"> Node </text:span><text:span text:style-name="T25"><text:line-break/></text:span><text:span text:style-name="T25">  { </text:span><text:span text:style-name="T25"><text:line-break/></text:span><text:span text:style-name="T25">      </text:span><text:span text:style-name="T24">int</text:span><text:span text:style-name="T25"> value; </text:span><text:span text:style-name="T25"><text:line-break/></text:span><text:span text:style-name="T25">      Node *next; </text:span><text:span text:style-name="T25"><text:line-break/></text:span><text:span text:style-name="T25">      Node *prev; </text:span><text:span text:style-name="T25"><text:line-break/></text:span><text:span text:style-name="T25">  }; </text:span><text:span text:style-name="T25"><text:line-break/></text:span><text:span text:style-name="T25">  Node* m_start; </text:span><text:span text:style-name="T25"><text:line-break/></text:span><text:span text:style-name="T25">  Node* m_end; </text:span><text:span text:style-name="T25"><text:line-break/></text:span><text:span text:style-name="T25">};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OS and CONS:</text:span></text:p>
              <text:p text:style-name="P39"><text:span text:style-name="T52">More structured, "OO"</text:span></text:p>
              <text:p text:style-name="P39"><text:span text:style-name="T52">Reveals the private implementation!!!!</text:span></text:p>
              <text:p text:style-name="P39"><text:span text:style-name="T52">It is protected from change, but if you want to change the implementation you must change the header file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lasses &amp; Memory allocatio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hat should we do? </text:span></text:p>
              <text:p text:style-name="P39"><text:span text:style-name="T52">createObj and freeObj function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9">C+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eplacing – the global operator new() isn't overloaded but special behavior – user defined function will replace (effectively hide) the pre defined. By standard, each c++ implementation should provide a global operator new() function that can be replaced.</text:span></text:p>
              <text:p text:style-name="P39"><text:span text:style-name="T52">Overloaded – inside a specific class you can overload the operator for that class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&amp; Con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ew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IntList[n]; </text:span></text:p>
            <text:p text:style-name="P26"><text:span text:style-name="T64">// array of n IntLists. </text:span></text:p>
            <text:p text:style-name="P26"><text:span text:style-name="T64">// - must have a 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elete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proper delete command </text:span><text:span text:style-name="T55">delete b; <text:s text:c="3"/></text:span><text:span text:style-name="T63">// apparently works, </text:span><text:span text:style-name="T63"><text:line-break/></text:span><text:span text:style-name="T63">// but may cause segmentation fault</text:span><text:span text:style-name="T63"><text:line-break/></text:span><text:span text:style-name="T63">// or memory leak</text:span><text:span text:style-name="T65"> 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llocate array of objects w/o def. cons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MyClass *[n]; </text:span><text:span text:style-name="T67"><text:line-break/></text:span><text:span text:style-name="T69">// array of n pointers 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(i); </text:span><text:span text:style-name="T67"><text:line-break/></text:span><text:span text:style-name="T67">   </text:span><text:span text:style-name="T69">// each pointer points to a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the cons. is 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ree an allocated array of pointers to object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of each MyClass </text:span></text:p>
            <text:p text:style-name="P20"><text:span text:style-name="T69"><text:s text:c="3"/></text:span><text:span text:style-name="T69">// object allocated 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allocated for the </text:span></text:p>
            <text:p text:style-name="P20"><text:span text:style-name="T69">// array of pointers. 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AII – Resource Acquisition Is Initializa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resources </text:span><text:span text:style-name="T71">(file, memory, </text:span><text:span text:style-name="T71">database, locks …)</text:span><text:span text:style-name="T70"> should:</text:span></text:p>
            <text:list text:style-name="L3">
              <text:list-item>
                <text:p><text:span text:style-name="T72">Acquire them in the constructor.</text:span></text:p>
              </text:list-item>
              <text:list-item>
                <text:p><text:span text:style-name="T73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4">4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4">4/3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תבנית </text:span><text:span text:style-name="MT6">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3</meta:editing-cycles>
    <meta:print-date>1999-11-04T13:06:28</meta:print-date>
    <meta:creation-date>1999-10-10T10:49:40</meta:creation-date>
    <dc:date>2019-03-04T15:19:36.983709955</dc:date>
    <meta:editing-duration>P27DT16H19M38S</meta:editing-duration>
    <meta:generator>LibreOffice/6.1.5.2$Linux_X86_64 LibreOffice_project/10$Build-2</meta:gener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